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9b44e" officeooo:paragraph-rsid="0009b44e"/>
    </style:style>
    <style:style style:name="P2" style:family="paragraph" style:parent-style-name="Text_20_body">
      <style:text-properties officeooo:rsid="0009b44e" officeooo:paragraph-rsid="0009b44e"/>
    </style:style>
    <style:style style:name="P3" style:family="paragraph" style:parent-style-name="Text_20_body">
      <style:text-properties officeooo:paragraph-rsid="0009b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llo World Keberose</text:h>
      <text:p text:style-name="P2">Create a three virtual machines with one playing as Kerberose server and rest playing role of clients. From client1 to client2 user needs to authenticate with Kerberos vice versa etc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2:51:49.396755019</meta:creation-date>
    <dc:date>2018-11-24T12:57:14.666119537</dc:date>
    <meta:editing-duration>PT5M26S</meta:editing-duration>
    <meta:editing-cycles>1</meta:editing-cycles>
    <meta:document-statistic meta:table-count="0" meta:image-count="0" meta:object-count="0" meta:page-count="1" meta:paragraph-count="2" meta:word-count="33" meta:character-count="203" meta:non-whitespace-character-count="172"/>
    <meta:generator>LibreOffice/6.0.6.2$Linux_X86_64 LibreOffice_project/00m0$Build-2</meta:generator>
  </office:meta>
</office:document-meta>
</file>